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563in" fo:margin-right="0in" fo:margin-top="0.0835in" fo:margin-bottom="0in" fo:text-indent="0in" style:auto-text-indent="false"/>
    </style:style>
    <style:style style:name="P2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1563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left="0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 style:list-style-name="L1">
      <style:paragraph-properties fo:margin-left="0.1484in" fo:margin-right="0in" fo:margin-top="0.0835in" fo:margin-bottom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Лабораторная работа 5</text:p>
      <text:p text:style-name="P5">Выполнил студент группы 4.3 ФВТ Уваров Михаил</text:p>
      <text:p text:style-name="P5">Название: Естественная сортировка слиянием<text:span text:style-name="T1">.</text:span></text:p>
      <text:list xml:id="list1375245632" text:style-name="L1">
        <text:list-header>
          <text:p text:style-name="P7">Задание:</text:p>
          <text:p text:style-name="P8">Реализовать естественную сортировку слиянием для массивов и файлов.</text:p>
        </text:list-header>
      </text:list>
      <text:p text:style-name="P4">Ход работы:</text:p>
      <text:p text:style-name="P2">Исходный код доступен:</text:p>
      <text:p text:style-name="P1">https://github.com/freeakk/natural_sort</text:p>
      <text:p text:style-name="P2"/>
      <text:p text:style-name="P3">Ход работы и вывод:</text:p>
      <text:p text:style-name="P2">Естественная сортировка требует одного прохода для уже упорядоченных данных. Сортировка требует выделения дополнительного участка памяти. Подходит для сортировки данных, не вмещающихся в основную памя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5728in" fo:margin-bottom="0.641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9M21S</meta:editing-duration>
    <meta:editing-cycles>12</meta:editing-cycles>
    <meta:generator>LibreOffice/3.4$Linux LibreOffice_project/340m1$Build-502</meta:generator>
    <dc:date>2012-04-23T19:14:35</dc:date>
    <meta:document-statistic meta:table-count="0" meta:image-count="0" meta:object-count="0" meta:page-count="1" meta:paragraph-count="10" meta:word-count="57" meta:character-count="478" meta:non-whitespace-character-count="431"/>
    <meta:user-defined meta:name="Info 1"/>
    <meta:user-defined meta:name="Info 2"/>
    <meta:user-defined meta:name="Info 3"/>
    <meta:user-defined meta:name="Info 4"/>
  </office:meta>
</office:document-meta>
</file>